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0.778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Julien Pontabry</text:p>
            <draw:frame table:end-cell-address="Feuille1.A21" table:end-x="0.1661in" table:end-y="0.1665in" draw:z-index="0" draw:name="https://mail.google.com/mail/images/cleardot.gif" draw:style-name="gr1" draw:text-style-name="P1" svg:width="0.1661in" svg:height="0.1661in" svg:x="0in" svg:y="0.0004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9"/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8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09/11/2009</text:date>, <text:time>19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19:05:33</dc:date>
    <meta:editing-duration>PT02H02M46S</meta:editing-duration>
    <meta:editing-cycles>37</meta:editing-cycles>
    <meta:generator>OpenOffice.org/3.0$Unix OpenOffice.org_project/300m15$Build-9379</meta:generator>
    <meta:document-statistic meta:table-count="3" meta:cell-count="145" meta:object-count="1"/>
    <meta:user-defined meta:name="Info 1"/>
    <meta:user-defined meta:name="Info 2"/>
    <meta:user-defined meta:name="Info 3"/>
    <meta:user-defined meta:name="Info 4"/>
  </office:meta>
</office:document-meta>
</file>